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71cm" fo:margin-left="0cm" fo:margin-right="0.229cm" table:align="margins"/>
    </style:style>
    <style:style style:name="Tabela1.A" style:family="table-column">
      <style:table-column-properties style:column-width="3.704cm" style:rel-column-width="2100*"/>
    </style:style>
    <style:style style:name="Tabela1.B" style:family="table-column">
      <style:table-column-properties style:column-width="2.625cm" style:rel-column-width="1488*"/>
    </style:style>
    <style:style style:name="Tabela1.C" style:family="table-column">
      <style:table-column-properties style:column-width="10.345cm" style:rel-column-width="5865*"/>
    </style:style>
    <style:style style:name="Tabela1.D" style:family="table-column">
      <style:table-column-properties style:column-width="0.097cm" style:rel-column-width="55*"/>
    </style:style>
    <style:style style:name="Tabela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ela1.D1" style:family="table-cell">
      <style:table-cell-properties style:vertical-align="middle" style:border-line-width="0.002cm 0.088cm 0.002cm" fo:padding="0.049cm" fo:border="0.092cm double #808080"/>
    </style:style>
    <style:style style:name="Tabela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ela1.D2" style:family="table-cell">
      <style:table-cell-properties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fo:font-weight="bold" style:font-size-asian="8pt" style:font-size-complex="8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">Typ</text:p>
          </table:table-cell>
          <table:table-cell table:style-name="Tabela1.A1" office:value-type="string">
            <text:p text:style-name="P2">Rozmiar</text:p>
          </table:table-cell>
          <table:table-cell table:style-name="Tabela1.A1" office:value-type="string">
            <text:p text:style-name="P2">Opis</text:p>
          </table:table-cell>
          <table:table-cell table:style-name="Tabela1.D1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CHAR[Length]</text:p>
          </table:table-cell>
          <table:table-cell table:style-name="Tabela1.A2" office:value-type="string">
            <text:p text:style-name="P3">Length bajtów</text:p>
          </table:table-cell>
          <table:table-cell table:style-name="Tabela1.A2" office:value-type="string">
            <text:p text:style-name="P3">Pole o stałej długości, przechowuje od 0 do 255 znaków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VARCHAR[Length]</text:p>
          </table:table-cell>
          <table:table-cell table:style-name="Tabela1.A2" office:value-type="string">
            <text:p text:style-name="P3">Długość łańcucha + 1 bajt</text:p>
          </table:table-cell>
          <table:table-cell table:style-name="Tabela1.A2" office:value-type="string">
            <text:p text:style-name="P3">Pole tekstowe o zmiennej długości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TINYTEXT</text:p>
          </table:table-cell>
          <table:table-cell table:style-name="Tabela1.A2" office:value-type="string">
            <text:p text:style-name="P3">Długość łańcucha + 1 bajt</text:p>
          </table:table-cell>
          <table:table-cell table:style-name="Tabela1.A2" office:value-type="string">
            <text:p text:style-name="P3">Łańcuch o maksymalnej długości 255 znaków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TEXT</text:p>
          </table:table-cell>
          <table:table-cell table:style-name="Tabela1.A2" office:value-type="string">
            <text:p text:style-name="P3">Długość łańcucha + 2 bajty</text:p>
          </table:table-cell>
          <table:table-cell table:style-name="Tabela1.A2" office:value-type="string">
            <text:p text:style-name="P3">Łańcuch o maksymalnej długości 65535 znaków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MEDIUMTEXT</text:p>
          </table:table-cell>
          <table:table-cell table:style-name="Tabela1.A2" office:value-type="string">
            <text:p text:style-name="P3">Długość łańcucha + 3 bajty</text:p>
          </table:table-cell>
          <table:table-cell table:style-name="Tabela1.A2" office:value-type="string">
            <text:p text:style-name="P3">Łańcuch o maksymalnej długości 16777215 znaków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LONGTEXT</text:p>
          </table:table-cell>
          <table:table-cell table:style-name="Tabela1.A2" office:value-type="string">
            <text:p text:style-name="P3">Długość łańcucha + 4 bajty</text:p>
          </table:table-cell>
          <table:table-cell table:style-name="Tabela1.A2" office:value-type="string">
            <text:p text:style-name="P3">Łańcuch o maksymalnej długości 4294967295 znaków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TINYINT[Length]</text:p>
          </table:table-cell>
          <table:table-cell table:style-name="Tabela1.A2" office:value-type="string">
            <text:p text:style-name="P3">1 bajt</text:p>
          </table:table-cell>
          <table:table-cell table:style-name="Tabela1.A2" office:value-type="string">
            <text:p text:style-name="P3">Liczby z zakresu od -128 do 127 lub liczby dodatnie od 0 do 255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SMALLINT[Length]</text:p>
          </table:table-cell>
          <table:table-cell table:style-name="Tabela1.A2" office:value-type="string">
            <text:p text:style-name="P3">2 bajty</text:p>
          </table:table-cell>
          <table:table-cell table:style-name="Tabela1.A2" office:value-type="string">
            <text:p text:style-name="P3">Liczby z zakresu od -32768 do 32767 lub liczby dodatnie od 0 do 65535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MEDIUMINT[Length]</text:p>
          </table:table-cell>
          <table:table-cell table:style-name="Tabela1.A2" office:value-type="string">
            <text:p text:style-name="P3">3 bajty</text:p>
          </table:table-cell>
          <table:table-cell table:style-name="Tabela1.A2" office:value-type="string">
            <text:p text:style-name="P3">Liczby z zakresu od -8388608 do 8388607 lub liczby dodatnie od 0 do 16777215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INT[Length]</text:p>
          </table:table-cell>
          <table:table-cell table:style-name="Tabela1.A2" office:value-type="string">
            <text:p text:style-name="P3">4 bajty</text:p>
          </table:table-cell>
          <table:table-cell table:style-name="Tabela1.A2" office:value-type="string">
            <text:p text:style-name="P3">Liczby z zakresu od -2147483648 do 2147483647 lub liczby dodatnie od 0 do 4294967295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BIGINT[Length]</text:p>
          </table:table-cell>
          <table:table-cell table:style-name="Tabela1.A2" office:value-type="string">
            <text:p text:style-name="P3">8 bajtów</text:p>
          </table:table-cell>
          <table:table-cell table:style-name="Tabela1.A2" office:value-type="string">
            <text:p text:style-name="P3">Liczby z zakresu od -9223372036854775808 do 9223372036854775807 lub liczby dodatnie od 0 do 18446744073709551615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FLOAT</text:p>
          </table:table-cell>
          <table:table-cell table:style-name="Tabela1.A2" office:value-type="string">
            <text:p text:style-name="P3">4 bajty</text:p>
          </table:table-cell>
          <table:table-cell table:style-name="Tabela1.A2" office:value-type="string">
            <text:p text:style-name="P3">Mała liczba rzeczywista, zmiennoprzecinkowa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DOUBLE[Length, Decimals]</text:p>
          </table:table-cell>
          <table:table-cell table:style-name="Tabela1.A2" office:value-type="string">
            <text:p text:style-name="P3">8 bajtów</text:p>
          </table:table-cell>
          <table:table-cell table:style-name="Tabela1.A2" office:value-type="string">
            <text:p text:style-name="P3">Duża liczba rzeczywista, zmiennoprzecinkowa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DECIMAL[Length, Decimals]</text:p>
          </table:table-cell>
          <table:table-cell table:style-name="Tabela1.A2" office:value-type="string">
            <text:p text:style-name="P3">Length + 1 lub Length + 2 bajtów</text:p>
          </table:table-cell>
          <table:table-cell table:style-name="Tabela1.A2" office:value-type="string">
            <text:p text:style-name="P3">Liczba typu DOUBLE przechowywana w postaci łańcucha co pozwala na zastosowanie stałej liczby miejsc po przecinku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DATE</text:p>
          </table:table-cell>
          <table:table-cell table:style-name="Tabela1.A2" office:value-type="string">
            <text:p text:style-name="P3">3 bajty</text:p>
          </table:table-cell>
          <table:table-cell table:style-name="Tabela1.A2" office:value-type="string">
            <text:p text:style-name="P3">Data w formacie YYYY-MM-DD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DATETIME</text:p>
          </table:table-cell>
          <table:table-cell table:style-name="Tabela1.A2" office:value-type="string">
            <text:p text:style-name="P3">8 bajtów</text:p>
          </table:table-cell>
          <table:table-cell table:style-name="Tabela1.A2" office:value-type="string">
            <text:p text:style-name="P3">Data w formacie YYYY-MM-DD HH:MM:SS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TIMESTAMP</text:p>
          </table:table-cell>
          <table:table-cell table:style-name="Tabela1.A2" office:value-type="string">
            <text:p text:style-name="P3">4 bajty</text:p>
          </table:table-cell>
          <table:table-cell table:style-name="Tabela1.A2" office:value-type="string">
            <text:p text:style-name="P3">Data w formacie YYYYMMDDHHMMSS; dopuszczalny zakres kończy się na rok 2037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TIME</text:p>
          </table:table-cell>
          <table:table-cell table:style-name="Tabela1.A2" office:value-type="string">
            <text:p text:style-name="P3">3 bajty</text:p>
          </table:table-cell>
          <table:table-cell table:style-name="Tabela1.A2" office:value-type="string">
            <text:p text:style-name="P3">Data w formacie HH:MM:SS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ENUM</text:p>
          </table:table-cell>
          <table:table-cell table:style-name="Tabela1.A2" office:value-type="string">
            <text:p text:style-name="P3">1 lub 2 bajty</text:p>
          </table:table-cell>
          <table:table-cell table:style-name="Tabela1.A2" office:value-type="string">
            <text:p text:style-name="P3">Enumeracja (wyliczenie). W kolumnie może się znaleźć jedna z podanych wartości</text:p>
          </table:table-cell>
          <table:table-cell table:style-name="Tabela1.D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3">SET</text:p>
          </table:table-cell>
          <table:table-cell table:style-name="Tabela1.A2" office:value-type="string">
            <text:p text:style-name="P3">1, 2, 3, 4 lub 8 bajtów</text:p>
          </table:table-cell>
          <table:table-cell table:style-name="Tabela1.A2" office:value-type="string">
            <text:p text:style-name="P3">Tak samo jak ENUM z tym że w kolumnie może się znaleźć kilka wartości jednocześnie</text:p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7T19:14:31.05</meta:creation-date>
    <meta:document-statistic meta:table-count="1" meta:image-count="0" meta:object-count="0" meta:page-count="1" meta:paragraph-count="64" meta:word-count="276" meta:character-count="1705"/>
    <dc:date>2015-10-27T19:15:50.93</dc:date>
    <meta:editing-duration>PT1M20S</meta:editing-duration>
    <meta:editing-cycles>1</meta:editing-cycles>
    <meta:generator>OpenOffice/4.1.1$Win32 OpenOffice.org_project/411m6$Build-9775</meta:generator>
  </office:meta>
</office:document-meta>
</file>